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3.907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4.529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2.3528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8" style:family="table-row">
      <style:table-row-properties style:row-height="1.15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555in" fo:break-before="auto" style:use-optimal-row-height="true"/>
    </style:style>
    <style:style style:name="ro32" style:family="table-row">
      <style:table-row-properties style:row-height="0.4346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style:font-name="Arial" fo:font-size="9pt"/>
    </style:style>
    <style:style style:name="ce76" style:family="table-cell" style:parent-style-name="Default">
      <style:text-properties fo:font-size="9pt"/>
    </style:style>
    <style:style style:name="ce7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4" style:family="table-cell" style:parent-style-name="Default">
      <style:text-properties fo:color="#ff0000" fo:font-size="9pt"/>
    </style:style>
    <style:style style:name="ce155" style:family="table-cell" style:parent-style-name="Default">
      <style:text-properties style:use-window-font-color="true" fo:font-size="9pt"/>
    </style:style>
    <style:style style:name="ce156" style:family="table-cell" style:parent-style-name="Default">
      <style:table-cell-properties fo:border="0.0008in solid #000000"/>
      <style:text-properties style:use-window-font-color="true" fo:font-size="9pt"/>
    </style:style>
    <style:style style:name="ce157" style:family="table-cell" style:parent-style-name="Default">
      <style:table-cell-properties fo:border="0.0008in solid #000000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fo:color="#ff0000" fo:font-size="9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ext-properties style:font-name="Arial" fo:font-size="10pt"/>
    </style:style>
    <style:style style:name="ce179" style:family="table-cell" style:parent-style-name="Default">
      <style:text-properties fo:color="#000000" style:font-name="Arial" fo:font-size="10pt"/>
    </style:style>
    <style:style style:name="ce180" style:family="table-cell" style:parent-style-name="Default">
      <style:table-cell-properties style:vertical-align="top"/>
    </style:style>
    <style:style style:name="ce181" style:family="table-cell" style:parent-style-name="Default">
      <style:text-properties fo:color="#000000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4" style:family="table-cell" style:parent-style-name="Default">
      <style:text-properties style:font-name="Arial1" fo:font-size="10pt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4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5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6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7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wrap-option="wrap" style:vertical-align="top"/>
      <style:text-properties style:font-name="Arial1" fo:font-size="10pt"/>
    </style:style>
    <style:style style:name="ce211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9" style:family="table-cell" style:parent-style-name="Default">
      <style:table-cell-properties fo:wrap-option="wrap"/>
      <style:text-properties style:font-name="Arial1" fo:font-size="10pt"/>
    </style:style>
    <style:style style:name="ce220" style:family="table-cell" style:parent-style-name="Default">
      <style:table-cell-properties fo:background-color="#e6e6ff" fo:wrap-option="wrap"/>
      <style:text-properties style:font-name="Arial1" fo:font-size="10pt"/>
    </style:style>
    <style:style style:name="ce2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7" style:family="table-cell" style:parent-style-name="Default">
      <style:table-cell-properties fo:background-color="#e6e6ff"/>
      <style:text-properties style:font-name="Arial1" fo:font-size="1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44" style:family="table-cell" style:parent-style-name="Default">
      <style:table-cell-properties fo:background-color="#000080"/>
      <style:text-properties fo:color="#ffffff" fo:font-size="12pt" fo:font-weight="bold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5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52" style:family="table-cell" style:parent-style-name="Default">
      <style:table-cell-properties fo:background-color="transparent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style:font-name="Liberation Serif1" style:font-name-asian="DejaVu Sans" style:font-name-complex="Lohit Hindi"/>
    </style:style>
    <style:style style:name="T4" style:family="text">
      <style:text-properties style:font-name="Arial" fo:language="en" fo:country="US" style:font-name-asian="Tahoma" style:font-name-complex="Tahoma2" style:font-size-complex="11pt"/>
    </style:style>
    <style:style style:name="T5" style:family="text">
      <style:text-properties style:font-name="Arial" style:font-name-asian="ＭＳ Ｐゴシック" style:font-name-complex="Tahoma1"/>
    </style:style>
    <style:style style:name="T6" style:family="text">
      <style:text-properties fo:color="#000000" fo:language="en" fo:country="GB" style:font-name-asian="Tahoma" style:font-name-complex="Tahoma2" style:font-size-complex="10pt"/>
    </style:style>
    <style:style style:name="T7" style:family="text">
      <style:text-properties fo:color="#000000" fo:language="en" fo:country="GB" style:font-size-complex="10pt"/>
    </style:style>
    <style:style style:name="T8" style:family="text">
      <style:text-properties style:font-name-asian="Tahoma" style:font-name-complex="Tahoma2"/>
    </style:style>
    <style:style style:name="T9" style:family="text">
      <style:text-properties style:font-name-asian="ＭＳ Ｐゴシック" style:font-name-complex="Tahoma1"/>
    </style:style>
    <style:style style:name="T10" style:family="text">
      <style:text-properties fo:font-weight="bold" style:font-name-asian="ＭＳ Ｐゴシック" style:font-name-complex="Tahoma1"/>
    </style:style>
    <style:style style:name="T11" style:family="text">
      <style:text-properties fo:language="en" fo:country="US" style:font-name-asian="Tahoma" style:font-name-complex="Tahoma2" style:font-size-complex="11pt"/>
    </style:style>
    <style:style style:name="T12" style:family="text">
      <style:text-properties style:font-name="Liberation Sans" style:font-name-asian="DejaVu Sans" style:font-name-complex="Lohit Hindi"/>
    </style:style>
    <style:style style:name="T13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4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5" style:family="text">
      <style:text-properties fo:language="en" fo:country="GB" style:font-name-asian="Tahoma" style:language-asian="en" style:country-asian="US" style:font-name-complex="Tahoma2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'Bugs_v1.6.9'.F#REF!]#ref!#ref!" office:value-type="string" office:string-value="Err:509">
            <text:p>Err:50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(1.6.8)</text:span></text:p>
            <text:p><text:span text:style-name="T2"><text:a xlink:href="https://jira.exoplatform.org/browse/WCM-2933">WCM-2933</text:a></text:span><text:span text:style-name="T2"> : required to hide the </text:span><text:span text:style-name="T2">admin bar for 1 group but infact it </text:span><text:span text:style-name="T2">was hidden for any group except </text:span><text:span text:style-name="T2">web-contributor because of WCM-</text:span><text:span text:style-name="T2">2601</text:span></text:p>
            <text:p><text:span text:style-name="T2"><text:a xlink:href="https://jira.exoplatform.org/browse/WCM-2947">WCM-2947</text:a></text:span><text:span text:style-name="T2">: 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bug found in AIO 1.6.1 </text:span><text:span text:style-name="T2">from 1.6.6 the position of portlet are </text:span><text:span text:style-name="T2">changed → can not reproduce</text:span>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7">
          <table:table-cell table:style-name="ce49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942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42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790"/>
        </table:table-row>
        <table:table-row table:style-name="ro14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42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70" office:value-type="string">
            <text:p>Total Main Cases:</text:p>
          </table:table-cell>
          <table:table-cell table:style-name="ce80" table:formula="of:=MAX([.A7:.A925])" office:value-type="float" office:value="23" table:number-columns-spanned="3" table:number-rows-spanned="1">
            <text:p>23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42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71"/>
          <table:table-cell table:style-name="ce76"/>
          <table:table-cell table:style-name="ce86" table:number-columns-repeated="5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942];[.$L5])" office:value-type="float" office:value="0">
            <text:p>0</text:p>
          </table:table-cell>
          <table:table-cell table:style-name="ce168" table:number-columns-repeated="2"/>
          <table:table-cell table:style-name="ce76" table:number-columns-repeated="219"/>
          <table:table-cell table:number-columns-repeated="790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  <table:table-cell table:number-columns-repeated="769"/>
        </table:table-row>
        <table:table-row table:style-name="ro9">
          <table:table-cell table:style-name="ce64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81" office:value-type="float" office:value="1">
            <text:p>001</text:p>
          </table:table-cell>
          <table:table-cell table:style-name="ce87" table:formula="of:=[.B7]" office:value-type="string" office:string-value="REG_AIO165_WCM_001">
            <text:p>REG_AIO165_WCM_001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 office:value-type="string">
            <text:p>Upload a file (pdf for example) in a category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table:formula="of:=[.B8]" office:value-type="string" office:string-value="REG_AIO165_WCM_001">
            <text:p>REG_AIO165_WCM_001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57" office:value-type="string">
            <text:p>Step 2: View uploaded file in News page</text:p>
          </table:table-cell>
          <table:table-cell table:style-name="ce57" office:value-type="string">
            <text:p>- Choose News page on ACME site</text:p>
            <text:p><text:span text:style-name="T4">- Select category to view the </text:span><text:span text:style-name="T4">uploaded file before</text:span></text:p>
            <text:p><text:span text:style-name="T4">- Click to open the previously </text:span><text:span text:style-name="T4">uploaded document</text:span></text:p>
            <text:p><text:span text:style-name="T4">- Click Download this 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81" office:value-type="float" office:value="1">
            <text:p>001</text:p>
          </table:table-cell>
          <table:table-cell table:style-name="ce87" table:formula="of:=[.B9]" office:value-type="string" office:string-value="REG_AIO165_WCM_002">
            <text:p>REG_AIO165_WCM_002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57" office:value-type="string">
            <text:p>Step 1: Create a free layout web content</text:p>
          </table:table-cell>
          <table:table-cell table:style-name="ce57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7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 office:value-type="string">
            <text:p>After step 6: go to /classic/home ==&gt; old content is shown instead of new one (in edit mode you can see the new content)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table:formula="of:=[.B10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7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table:formula="of:=[.B11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3: Edit status to publish</text:p>
          </table:table-cell>
          <table:table-cell table:style-name="ce57" office:value-type="string">
            <text:p>- Click Manage Publication from Action bar</text:p>
            <text:p>- Click Live to change status</text:p>
          </table:table-cell>
          <table:table-cell table:style-name="ce57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table:formula="of:=[.B12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4: Add node to a page (/classic/home for example)</text:p>
          </table:table-cell>
          <table:table-cell table:style-name="ce57" office:value-type="string">
            <text:p>- Choose Publication Pages tab</text:p>
            <text:p>- Select page from left pane then click → button</text:p>
          </table:table-cell>
          <table:table-cell table:style-name="ce57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table:formula="of:=[.B13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5: Edit content again</text:p>
          </table:table-cell>
          <table:table-cell table:style-name="ce57" office:value-type="string">
            <text:p>In Site Explorer: edit content of above web content</text:p>
          </table:table-cell>
          <table:table-cell table:style-name="ce57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table:formula="of:=[.B14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6: Publish the node again</text:p>
          </table:table-cell>
          <table:table-cell table:style-name="ce57" office:value-type="string">
            <text:p>In SIte Explorer:</text:p>
            <text:p>- Click Manage Publication</text:p>
            <text:p>- Click Live to change status</text:p>
          </table:table-cell>
          <table:table-cell table:style-name="ce57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21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0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81" office:value-type="float" office:value="1">
            <text:p>001</text:p>
          </table:table-cell>
          <table:table-cell table:style-name="ce87" table:formula="of:=[.B15]" office:value-type="string" office:string-value="REG_AIO165_WCM_004">
            <text:p>REG_AIO165_WCM_004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57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4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1" office:value-type="string">
            <text:p/>
            <text:p/>
            <text:p>A Popup appears with Email address is invalid! message.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6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table:formula="of:=[.B16]" office:value-type="string" office:string-value="REG_AIO165_WCM_004">
            <text:p>REG_AIO165_WCM_004</text:p>
          </table:table-cell>
          <table:table-cell table:style-name="ce57" office:value-type="string">
            <text:p>Check if Newsletter mail's validator allows a multiple domain names in address mail </text:p>
          </table:table-cell>
          <table:table-cell table:style-name="ce57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4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7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81" office:value-type="float" office:value="1">
            <text:p>001</text:p>
          </table:table-cell>
          <table:table-cell table:style-name="ce87" table:formula="of:=[.B17]" office:value-type="string" office:string-value="REG_AIO165_WCM_005">
            <text:p>REG_AIO165_WCM_005</text:p>
          </table:table-cell>
          <table:table-cell table:style-name="ce91" office:value-type="string">
            <text:p>Check when publish content after image resize with Shift button pressed </text:p>
          </table:table-cell>
          <table:table-cell table:style-name="ce57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 office:value-type="string">
            <text:p>IE 7 crash when publishing content after image resize with Shift button pressed 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1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7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6">
          <table:table-cell table:style-name="ce65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81" office:value-type="float" office:value="1">
            <text:p>001</text:p>
          </table:table-cell>
          <table:table-cell table:style-name="ce87" table:formula="of:=[.B19]" office:value-type="string" office:string-value="REG_AIO165_WCM_006">
            <text:p>REG_AIO165_WCM_006</text:p>
          </table:table-cell>
          <table:table-cell table:style-name="ce91" office:value-type="string">
            <text:p>Label categories are not traduced in clv edition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Go to Language Setting &amp; select 1 language to display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 office:value-type="string">
            <text:p>Categories' labels are not translated in CLV edition: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table:formula="of:=[.B20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2: Show CLV config form</text:p>
          </table:table-cell>
          <table:table-cell table:style-name="ce57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7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table:formula="of:=[.B21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3: Check displaying label in new selected language</text:p>
          </table:table-cell>
          <table:table-cell table:style-name="ce57" office:value-type="string">
            <text:p>- Choose Manual mode then click + icon to Select folder part</text:p>
          </table:table-cell>
          <table:table-cell table:style-name="ce57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81" office:value-type="float" office:value="1">
            <text:p>001</text:p>
          </table:table-cell>
          <table:table-cell table:style-name="ce87" table:formula="of:=[.B22]" office:value-type="string" office:string-value="REG_AIO165_WCM_007">
            <text:p>REG_AIO165_WCM_007</text:p>
          </table:table-cell>
          <table:table-cell table:style-name="ce91" office:value-type="string">
            <text:p>Check viewing localised content</text:p>
          </table:table-cell>
          <table:table-cell table:style-name="ce57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7" table:formula="of:=[.B23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9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table:formula="of:=[.B24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table:formula="of:=[.B25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table:number-columns-repeated="2"/>
          <table:table-cell table:style-name="ce162"/>
          <table:table-cell table:style-name="ce174" table:number-columns-repeated="234"/>
          <table:table-cell table:style-name="ce179" table:number-columns-repeated="9"/>
          <table:table-cell table:style-name="ce181" table:number-columns-repeated="768"/>
        </table:table-row>
        <table:table-row table:style-name="ro20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81" office:value-type="float" office:value="1">
            <text:p>001</text:p>
          </table:table-cell>
          <table:table-cell table:style-name="ce87" table:formula="of:=[.B26]" office:value-type="string" office:string-value="REG_AIO165_WCM_008">
            <text:p>REG_AIO165_WCM_008</text:p>
          </table:table-cell>
          <table:table-cell table:style-name="ce91" office:value-type="string">
            <text:p>Check translation of results' number after search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table:formula="of:=[.B27]" office:value-type="string" office:string-value="REG_AIO165_WCM_008">
            <text:p>REG_AIO165_WCM_008</text:p>
          </table:table-cell>
          <table:table-cell table:style-name="ce57" office:value-type="string">
            <text:p>Check translation of results' number after search </text:p>
          </table:table-cell>
          <table:table-cell table:style-name="ce57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57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5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81" office:value-type="float" office:value="1">
            <text:p>001</text:p>
          </table:table-cell>
          <table:table-cell table:style-name="ce87" table:formula="of:=[.B28]" office:value-type="string" office:string-value="REG_AIO165_WCM_009">
            <text:p>REG_AIO165_WCM_009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table:formula="of:=[.B29]" office:value-type="string" office:string-value="REG_AIO165_WCM_009">
            <text:p>REG_AIO165_WCM_009</text:p>
          </table:table-cell>
          <table:table-cell table:style-name="ce57" office:value-type="string">
            <text:p>Search result - wrong traduction when there's no result </text:p>
          </table:table-cell>
          <table:table-cell table:style-name="ce57" office:value-type="string">
            <text:p>Step 2: Search</text:p>
          </table:table-cell>
          <table:table-cell table:style-name="ce57" office:value-type="string">
            <text:p>Make a search that return no result</text:p>
          </table:table-cell>
          <table:table-cell table:style-name="ce57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81" office:value-type="float" office:value="1">
            <text:p>001</text:p>
          </table:table-cell>
          <table:table-cell table:style-name="ce87" table:formula="of:=[.B30]" office:value-type="string" office:string-value="REG_AIO165_WCM_010">
            <text:p>REG_AIO165_WCM_010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table:formula="of:=[.B31]" office:value-type="string" office:string-value="REG_AIO165_WCM_010">
            <text:p>REG_AIO165_WCM_010</text:p>
          </table:table-cell>
          <table:table-cell table:style-name="ce57" office:value-type="string">
            <text:p>Check translation of label in the “Form Generator” portlet</text:p>
          </table:table-cell>
          <table:table-cell table:style-name="ce57" office:value-type="string">
            <text:p>Step 2: Show “Form Generator” portlet</text:p>
          </table:table-cell>
          <table:table-cell table:style-name="ce57" office:value-type="string">
            <text:p>Go to Groups → Form Generator</text:p>
          </table:table-cell>
          <table:table-cell table:style-name="ce134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81" office:value-type="float" office:value="1">
            <text:p>001</text:p>
          </table:table-cell>
          <table:table-cell table:style-name="ce87" table:formula="of:=[.B32]" office:value-type="string" office:string-value="REG_AIO165_WCM_011">
            <text:p>REG_AIO165_WCM_011</text:p>
          </table:table-cell>
          <table:table-cell table:style-name="ce91" office:value-type="string">
            <text:p>Mistakes in french internationalization</text:p>
          </table:table-cell>
          <table:table-cell table:style-name="ce57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6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22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23">
          <table:table-cell table:style-name="ce6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7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3: Check translation of label in Add new letter form</text:p>
          </table:table-cell>
          <table:table-cell table:style-name="ce122" office:value-type="string">
            <text:p><text:span text:style-name="T5">- Go to Newsletter Manager</text:span></text:p>
            <text:p><text:span text:style-name="T5">- Click 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7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81" office:value-type="float" office:value="1">
            <text:p>001</text:p>
          </table:table-cell>
          <table:table-cell table:style-name="ce87" table:formula="of:=[.B35]" office:value-type="string" office:string-value="REG_AIO165_WCM_012">
            <text:p>REG_AIO165_WCM_012</text:p>
          </table:table-cell>
          <table:table-cell table:style-name="ce91" office:value-type="string">
            <text:p>Check <text:s/>Sorting Mechanism </text:p>
          </table:table-cell>
          <table:table-cell table:style-name="ce57" office:value-type="string">
            <text:p>Step 1: Create node</text:p>
          </table:table-cell>
          <table:table-cell table:style-name="ce57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4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7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7" office:value-type="string">
            <text:p>Check <text:s/>Sorting Mechanism </text:p>
          </table:table-cell>
          <table:table-cell table:style-name="ce57" office:value-type="string">
            <text:p>Step 2: Sort the list</text:p>
          </table:table-cell>
          <table:table-cell table:style-name="ce57" office:value-type="string">
            <text:p>- Sort the list <text:span text:style-name="T1">(</text:span>by title, date, author, status<text:span text:style-name="T1">)</text:span></text:p>
          </table:table-cell>
          <table:table-cell table:style-name="ce135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7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81" office:value-type="float" office:value="1">
            <text:p>001</text:p>
          </table:table-cell>
          <table:table-cell table:style-name="ce87" table:formula="of:=[.B37]" office:value-type="string" office:string-value="REG_AIO165_WCM_014">
            <text:p>REG_AIO165_WCM_014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57" office:value-type="string">
            <text:p>Step 1: Add new taxonomy tree</text:p>
          </table:table-cell>
          <table:table-cell table:style-name="ce57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7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 office:value-type="string">
            <text:p>After step 4: The content is not exist in this page and we got an exception 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7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table:formula="of:=[.B38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7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20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table:formula="of:=[.B39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0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table:formula="of:=[.B40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4: View new added taxonomy at Step 1 in News page</text:p>
          </table:table-cell>
          <table:table-cell table:style-name="ce57" office:value-type="string">
            <text:p>Go to ACME site and select News page and then click on created category</text:p>
          </table:table-cell>
          <table:table-cell table:style-name="ce57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24">
          <table:table-cell table:style-name="ce65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81" office:value-type="float" office:value="1">
            <text:p>001</text:p>
          </table:table-cell>
          <table:table-cell table:style-name="ce87" table:formula="of:=[.B41]" office:value-type="string" office:string-value="REG_AIO165_WCM_015">
            <text:p>REG_AIO165_WCM_015</text:p>
          </table:table-cell>
          <table:table-cell table:style-name="ce91" office:value-type="string">
            <text:p>Check Manage taxonomy </text:p>
          </table:table-cell>
          <table:table-cell table:style-name="ce57" office:value-type="string">
            <text:p>Step 1: Add new taxonomy tree</text:p>
          </table:table-cell>
          <table:table-cell table:style-name="ce123" office:value-type="string">
            <text:p><text:span text:style-name="T6">- Login as admin (root)</text:span></text:p>
            <text:p><text:span text:style-name="T7">- Go to Sites Administration </text:span><text:span text:style-name="T7">-&gt;Manage Taxonomy Trees</text:span></text:p>
            <text:p><text:span text:style-name="T7">- Click Edit icon at acme line</text:span></text:p>
            <text:p><text:span text:style-name="T7">- Click Add icon in Action column</text:span></text:p>
            <text:p><text:span text:style-name="T7">- Input Name for new taxonomy</text:span></text:p>
            <text:p><text:span text:style-name="T8">Must begin with "acme" for </text:span><text:span text:style-name="T8">example put as name "acmetest".</text:span></text:p>
            <text:p><text:span text:style-name="T8">- Click Save</text:span></text:p>
            <text:p><text:span text:style-name="T6">- Click Close the Edit taxonomy </text:span><text:span text:style-name="T6">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5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7" table:formula="of:=[.B42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25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7" table:formula="of:=[.B43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6">
          <table:table-cell table:style-name="ce65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81" office:value-type="float" office:value="1">
            <text:p>001</text:p>
          </table:table-cell>
          <table:table-cell table:style-name="ce87" table:formula="of:=[.B44]" office:value-type="string" office:string-value="REG_AIO165_WCM_016">
            <text:p>REG_AIO165_WCM_016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3" office:value-type="string">
            <text:p>- Login as admin</text:p>
            <text:p>- Go to ACME site -&gt; Select News page.</text:p>
          </table:table-cell>
          <table:table-cell table:style-name="ce136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 office:value-type="string">
            <text:p>Currently at step 6 the Edit mode tab is blank, we cannot setting a new taxonomy tree.</text:p>
            <text:p>And we got an exception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2">
          <table:table-cell table:style-name="ce6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table:formula="of:=[.B45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6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0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table:formula="of:=[.B46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6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table:formula="of:=[.B47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3" office:value-type="string">
            <text:p>Go to Site Explorer -&gt; Sites Management under /acme/categories delete the acme category</text:p>
          </table:table-cell>
          <table:table-cell table:style-name="ce136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9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table:formula="of:=[.B48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3" office:value-type="string">
            <text:p>- Select News page in acme site</text:p>
            <text:p>- Select News page -&gt; Site Editor -&gt; Edit Page Wizard.</text:p>
          </table:table-cell>
          <table:table-cell table:style-name="ce136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2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7" table:formula="of:=[.B49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6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  <table:table-cell table:style-name="ce180" table:number-columns-repeated="768"/>
        </table:table-row>
        <table:table-row table:style-name="ro15">
          <table:table-cell table:style-name="ce65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81" office:value-type="float" office:value="1">
            <text:p>001</text:p>
          </table:table-cell>
          <table:table-cell table:style-name="ce87" table:formula="of:=[.B50]" office:value-type="string" office:string-value="REG_AIO165_WCM_017">
            <text:p>REG_AIO165_WCM_017</text:p>
          </table:table-cell>
          <table:table-cell table:style-name="ce91" office:value-type="string">
            <text:p>Check Problem in downloading binary from PCLV </text:p>
          </table:table-cell>
          <table:table-cell table:style-name="ce57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3: Add referenced category</text:p>
          </table:table-cell>
          <table:table-cell table:style-name="ce124" office:value-type="string">
            <text:p><text:span text:style-name="T9">- Choose Manage category from </text:span><text:span text:style-name="T9">Action bar and add it into a </text:span><text:span text:style-name="T9">category </text:span><text:span text:style-name="T10">(</text:span><text:span text:style-name="T9">e.g:acme/World</text:span><text:span text:style-name="T10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5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81" office:value-type="float" office:value="1">
            <text:p>001</text:p>
          </table:table-cell>
          <table:table-cell table:style-name="ce87" table:formula="of:=[.B55]" office:value-type="string" office:string-value="REG_AIO165_WCM_018">
            <text:p>REG_AIO165_WCM_018</text:p>
          </table:table-cell>
          <table:table-cell table:style-name="ce91" office:value-type="string">
            <text:p>Check Problem with "Add a site page link " on FCKEDITOR </text:p>
          </table:table-cell>
          <table:table-cell table:style-name="ce57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6" office:value-type="string">
            <text:p>With Firefox every thing works well but with Internet Explorer 8 the href area is very short and it's difficult to find where to click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81" office:value-type="float" office:value="1">
            <text:p>001</text:p>
          </table:table-cell>
          <table:table-cell table:style-name="ce87" table:formula="of:=[.B57]" office:value-type="string" office:string-value="REG_AIO165_WCM_019">
            <text:p>REG_AIO165_WCM_019</text:p>
          </table:table-cell>
          <table:table-cell table:style-name="ce91" office:value-type="string">
            <text:p>Check play a media file that was published into a page</text:p>
          </table:table-cell>
          <table:table-cell table:style-name="ce57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office:value-type="string">
            <text:p>The file can not be open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7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81" office:value-type="float" office:value="1">
            <text:p>001</text:p>
          </table:table-cell>
          <table:table-cell table:style-name="ce87" table:formula="of:=[.B60]" office:value-type="string" office:string-value="REG_AIO165_WCM_020">
            <text:p>REG_AIO165_WCM_020</text:p>
          </table:table-cell>
          <table:table-cell table:style-name="ce91" office:value-type="string">
            <text:p>Check listing content to be displayed in SCV when switch the filter condition</text:p>
          </table:table-cell>
          <table:table-cell table:style-name="ce57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office:value-type="string">
            <text:p>The content in the right pane is not updated, user have to click on the folder again to see it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81" office:value-type="float" office:value="1">
            <text:p>001</text:p>
          </table:table-cell>
          <table:table-cell table:style-name="ce87" table:formula="of:=[.B67]" office:value-type="string" office:string-value="REG_AIO165_WCM_021">
            <text:p>REG_AIO165_WCM_021</text:p>
          </table:table-cell>
          <table:table-cell table:style-name="ce91" office:value-type="string">
            <text:p>Check display a link in a content</text:p>
          </table:table-cell>
          <table:table-cell table:style-name="ce57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6" office:value-type="string">
            <text:p>The link is display without underlin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7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5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81" office:value-type="float" office:value="1">
            <text:p>001</text:p>
          </table:table-cell>
          <table:table-cell table:style-name="ce87" table:formula="of:=[.B69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office:value-type="string">
            <text:p>error in UI after step 4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8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7" table:formula="of:=[.B70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2: Show form to select path</text:p>
          </table:table-cell>
          <table:table-cell table:style-name="ce125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7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3: Select content</text:p>
          </table:table-cell>
          <table:table-cell table:style-name="ce125" office:value-type="string">
            <text:p><text:span text:style-name="T11">- Select a content from the </text:span><text:span text:style-name="T11">content browser</text:span></text:p>
            <text:p><text:span text:style-name="T11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7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4: Search content</text:p>
          </table:table-cell>
          <table:table-cell table:style-name="ce125" office:value-type="string">
            <text:p><text:span text:style-name="T11">- Click on the select folder path </text:span><text:span text:style-name="T11">icon again</text:span></text:p>
            <text:p><text:span text:style-name="T11">- Use content search form tab to </text:span><text:span text:style-name="T11">search on content</text:span></text:p>
            <text:p><text:span text:style-name="T11">-Choose the search result to </text:span><text:span text:style-name="T11">introduce it in the 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5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81" office:value-type="float" office:value="1">
            <text:p>001</text:p>
          </table:table-cell>
          <table:table-cell table:style-name="ce87" table:formula="of:=[.B73]" office:value-type="string" office:string-value="REG_AIO165_WCM_023">
            <text:p>REG_AIO165_WCM_023</text:p>
          </table:table-cell>
          <table:table-cell table:style-name="ce91" office:value-type="string">
            <text:p>Inversion of content's list in CLV at every validation </text:p>
          </table:table-cell>
          <table:table-cell table:style-name="ce57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7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7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7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7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25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81" office:value-type="float" office:value="1">
            <text:p>001</text:p>
          </table:table-cell>
          <table:table-cell table:style-name="ce87" table:formula="of:=[.B77]" office:value-type="string" office:string-value="REG_AIO165_WCM_024">
            <text:p>REG_AIO165_WCM_024</text:p>
          </table:table-cell>
          <table:table-cell table:style-name="ce91" office:value-type="string">
            <text:p>Changes in FCC action's parameters are not taken in consideration </text:p>
          </table:table-cell>
          <table:table-cell table:style-name="ce57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6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7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7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7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7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5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81" office:value-type="float" office:value="1">
            <text:p>001</text:p>
          </table:table-cell>
          <table:table-cell table:style-name="ce87" table:formula="of:=[.B82]" office:value-type="string" office:string-value="REG_AIO165_WCM_025">
            <text:p>REG_AIO165_WCM_025</text:p>
          </table:table-cell>
          <table:table-cell table:style-name="ce91" office:value-type="string">
            <text:p>Check if Searched texts in search results are highlighted</text:p>
          </table:table-cell>
          <table:table-cell table:style-name="ce57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  <text:p>CCP-426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  <table:table-cell table:number-columns-repeated="768"/>
        </table:table-row>
        <table:table-row table:style-name="ro1">
          <table:table-cell table:style-name="ce66" table:number-columns-repeated="2"/>
          <table:table-cell table:style-name="ce81"/>
          <table:table-cell table:style-name="ce66" table:number-columns-repeated="5"/>
          <table:table-cell table:style-name="ce122"/>
          <table:table-cell table:style-name="ce66" table:number-columns-repeated="247"/>
          <table:table-cell table:style-name="ce180" table:number-columns-repeated="768"/>
        </table:table-row>
        <table:table-row table:style-name="ro1" table:number-rows-repeated="36">
          <table:table-cell table:style-name="ce66" table:number-columns-repeated="8"/>
          <table:table-cell table:style-name="ce122"/>
          <table:table-cell table:style-name="ce66" table:number-columns-repeated="247"/>
          <table:table-cell table:style-name="ce180" table:number-columns-repeated="768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11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6"/>
          <table:table-cell table:style-name="ce119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3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17"/>
          <table:table-cell table:style-name="ce127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28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29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0"/>
          <table:table-cell table:style-name="ce106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0"/>
          <table:table-cell table:style-name="ce106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1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0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3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03"/>
          <table:table-cell table:style-name="ce104"/>
          <table:table-cell table:style-name="ce131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04" table:number-columns-repeated="2"/>
          <table:table-cell table:style-name="ce132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9"/>
          <table:table-cell table:style-name="ce105"/>
          <table:table-cell table:style-name="ce116"/>
          <table:table-cell table:style-name="ce111"/>
          <table:table-cell table:style-name="ce119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9"/>
          <table:table-cell table:style-name="ce106" table:number-columns-repeated="3"/>
          <table:table-cell table:style-name="ce108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7"/>
          <table:table-cell table:style-name="ce118"/>
          <table:table-cell table:style-name="ce99"/>
          <table:table-cell table:style-name="ce138"/>
          <table:table-cell table:style-name="ce142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8" table:number-columns-repeated="3"/>
          <table:table-cell table:style-name="ce106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109"/>
          <table:table-cell table:style-name="ce116"/>
          <table:table-cell table:style-name="ce99"/>
          <table:table-cell table:style-name="ce119"/>
          <table:table-cell table:style-name="ce142"/>
          <table:table-cell table:style-name="ce156"/>
          <table:table-cell table:style-name="ce155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2"/>
          <table:table-cell table:style-name="ce119"/>
          <table:table-cell table:style-name="ce113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3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1"/>
          <table:table-cell table:style-name="ce113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99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1" table:number-columns-repeated="3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11"/>
          <table:table-cell table:style-name="ce116" table:number-columns-repeated="3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90" table:number-columns-repeated="5"/>
          <table:table-cell table:style-name="ce143"/>
          <table:table-cell table:style-name="ce154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5" table:number-columns-repeated="2"/>
          <table:table-cell table:style-name="ce90" table:number-columns-repeated="5"/>
          <table:table-cell table:style-name="ce143"/>
          <table:table-cell table:style-name="ce76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6" table:number-columns-repeated="2"/>
          <table:table-cell table:style-name="ce86" table:number-columns-repeated="5"/>
          <table:table-cell table:style-name="ce141"/>
          <table:table-cell table:style-name="ce76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998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98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4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98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26">
          <table:table-cell/>
          <table:table-cell table:style-name="ce70" office:value-type="string">
            <text:p>Total Main Cases:</text:p>
          </table:table-cell>
          <table:table-cell table:style-name="ce80" table:formula="of:=MAX([.A7:.A981])" office:value-type="float" office:value="18" table:number-columns-spanned="3" table:number-rows-spanned="1">
            <text:p>18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98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3">
          <table:table-cell/>
          <table:table-cell table:style-name="ce71"/>
          <table:table-cell table:style-name="ce76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998];[.$L5])" office:value-type="float" office:value="0">
            <text:p>0</text:p>
          </table:table-cell>
          <table:table-cell table:style-name="ce168" table:number-columns-repeated="2"/>
          <table:table-cell table:style-name="ce76" table:number-columns-repeated="219"/>
          <table:table-cell table:number-columns-repeated="21"/>
        </table:table-row>
        <table:table-row table:style-name="ro26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11">
          <table:table-cell table:style-name="ce65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81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18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182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81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182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81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182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81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182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81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182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81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182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6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81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182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83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81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182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81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182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182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5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81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182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4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7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182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81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182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5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81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182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5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81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182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5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81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182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65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81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182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65"/>
          <table:table-cell table:style-name="ce47"/>
          <table:table-cell table:style-name="ce81"/>
          <table:table-cell table:style-name="ce52"/>
          <table:table-cell table:style-name="ce182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65"/>
          <table:table-cell table:style-name="ce47"/>
          <table:table-cell table:style-name="ce81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8" table:number-columns-repeated="2" table:default-cell-style-name="ce184"/>
        <table:table-column table:style-name="co32" table:default-cell-style-name="ce184"/>
        <table:table-column table:style-name="co8" table:number-columns-repeated="1013" table:default-cell-style-name="ce184"/>
        <table:table-row table:style-name="ro27">
          <table:table-cell/>
          <table:table-cell table:style-name="ce189" office:value-type="string">
            <text:p>TEST CASES</text:p>
          </table:table-cell>
          <table:table-cell table:style-name="ce194"/>
          <table:table-cell table:style-name="ce201" table:number-columns-repeated="2"/>
          <table:table-cell/>
          <table:table-cell table:style-name="ce201" table:number-columns-repeated="2"/>
          <table:table-cell table:style-name="ce216"/>
          <table:table-cell table:style-name="ce221"/>
          <table:table-cell/>
          <table:table-cell table:style-name="ce225" office:value-type="string">
            <text:p>Passed</text:p>
          </table:table-cell>
          <table:table-cell table:style-name="ce225" table:formula="of:=COUNTIF([.L$7:.L$1022];[.$L1])" office:value-type="float" office:value="0">
            <text:p>0</text:p>
          </table:table-cell>
          <table:table-cell table:style-name="ce225" table:number-columns-repeated="2"/>
          <table:table-cell table:style-name="ce221" table:number-columns-repeated="215"/>
          <table:table-cell table:number-columns-repeated="794"/>
        </table:table-row>
        <table:table-row table:style-name="ro27">
          <table:table-cell/>
          <table:table-cell table:style-name="ce190"/>
          <table:table-cell table:style-name="ce195"/>
          <table:table-cell table:style-name="ce201" table:number-columns-repeated="2"/>
          <table:table-cell/>
          <table:table-cell table:style-name="ce201" table:number-columns-repeated="2"/>
          <table:table-cell table:style-name="ce216"/>
          <table:table-cell table:number-columns-repeated="2"/>
          <table:table-cell table:style-name="ce225" office:value-type="string">
            <text:p>Failed</text:p>
          </table:table-cell>
          <table:table-cell table:style-name="ce225" table:formula="of:=COUNTIF([.L$7:.L$1022];[.$L2])" office:value-type="float" office:value="0">
            <text:p>0</text:p>
          </table:table-cell>
          <table:table-cell table:style-name="ce225" table:number-columns-repeated="2"/>
          <table:table-cell table:style-name="ce221" table:number-columns-repeated="215"/>
          <table:table-cell table:number-columns-repeated="794"/>
        </table:table-row>
        <table:table-row table:style-name="ro14">
          <table:table-cell/>
          <table:table-cell table:style-name="ce191" office:value-type="string">
            <text:p>Function List:</text:p>
          </table:table-cell>
          <table:table-cell table:style-name="ce196" office:value-type="string" table:number-columns-spanned="3" table:number-rows-spanned="1">
            <text:p>Bugs on WCM 1.2.x for regression test</text:p>
          </table:table-cell>
          <table:covered-table-cell table:style-name="ce202"/>
          <table:covered-table-cell table:style-name="ce197"/>
          <table:table-cell/>
          <table:table-cell table:style-name="ce212"/>
          <table:table-cell table:style-name="ce214"/>
          <table:table-cell table:style-name="ce217"/>
          <table:table-cell table:number-columns-repeated="2"/>
          <table:table-cell table:style-name="ce225" office:value-type="string">
            <text:p>Blocked</text:p>
          </table:table-cell>
          <table:table-cell table:style-name="ce225" table:formula="of:=COUNTIF([.L$7:.L$1022];[.$L3])" office:value-type="float" office:value="0">
            <text:p>0</text:p>
          </table:table-cell>
          <table:table-cell table:style-name="ce225" table:number-columns-repeated="2"/>
          <table:table-cell table:style-name="ce221" table:number-columns-repeated="215"/>
          <table:table-cell table:number-columns-repeated="794"/>
        </table:table-row>
        <table:table-row table:style-name="ro7">
          <table:table-cell/>
          <table:table-cell table:style-name="ce191" office:value-type="string">
            <text:p>Total Main Cases:</text:p>
          </table:table-cell>
          <table:table-cell table:style-name="ce197" table:formula="of:=MAX([.A7:.A1005])" office:value-type="float" office:value="18" table:number-columns-spanned="3" table:number-rows-spanned="1">
            <text:p>18</text:p>
          </table:table-cell>
          <table:covered-table-cell table:style-name="ce202"/>
          <table:covered-table-cell table:style-name="ce197"/>
          <table:table-cell/>
          <table:table-cell table:style-name="ce212"/>
          <table:table-cell table:style-name="ce214"/>
          <table:table-cell table:style-name="ce217"/>
          <table:table-cell table:number-columns-repeated="2"/>
          <table:table-cell table:style-name="ce226" office:value-type="string">
            <text:p>Untested</text:p>
          </table:table-cell>
          <table:table-cell table:style-name="ce225" table:formula="of:=COUNTIF([.L$7:.L$1022];[.$L4])" office:value-type="float" office:value="0">
            <text:p>0</text:p>
          </table:table-cell>
          <table:table-cell table:style-name="ce225" table:number-columns-repeated="2"/>
          <table:table-cell table:style-name="ce221" table:number-columns-repeated="215"/>
          <table:table-cell table:number-columns-repeated="794"/>
        </table:table-row>
        <table:table-row table:style-name="ro27">
          <table:table-cell/>
          <table:table-cell table:style-name="ce192"/>
          <table:table-cell/>
          <table:table-cell table:style-name="ce203" table:number-columns-repeated="2"/>
          <table:table-cell table:style-name="ce203" office:value-type="string">
            <text:p><text:s/></text:p>
          </table:table-cell>
          <table:table-cell table:style-name="ce203" table:number-columns-repeated="2"/>
          <table:table-cell table:style-name="ce218"/>
          <table:table-cell table:number-columns-repeated="2"/>
          <table:table-cell office:value-type="string">
            <text:p>N/A</text:p>
          </table:table-cell>
          <table:table-cell table:style-name="ce225" table:formula="of:=COUNTIF([.L$7:.L$1022];[.$L5])" office:value-type="float" office:value="0">
            <text:p>0</text:p>
          </table:table-cell>
          <table:table-cell table:style-name="ce225" table:number-columns-repeated="2"/>
          <table:table-cell table:number-columns-repeated="1009"/>
        </table:table-row>
        <table:table-row table:style-name="ro7">
          <table:table-cell table:style-name="ce185" office:value-type="string">
            <text:p>Case No</text:p>
          </table:table-cell>
          <table:table-cell table:style-name="ce185" office:value-type="string">
            <text:p>Related function</text:p>
          </table:table-cell>
          <table:table-cell table:style-name="ce185" office:value-type="string">
            <text:p>Case ID</text:p>
          </table:table-cell>
          <table:table-cell table:style-name="ce185" office:value-type="string">
            <text:p>Path</text:p>
          </table:table-cell>
          <table:table-cell table:style-name="ce185" office:value-type="string">
            <text:p>Case Description</text:p>
          </table:table-cell>
          <table:table-cell table:style-name="ce185" office:value-type="string">
            <text:p>Step Description</text:p>
          </table:table-cell>
          <table:table-cell table:style-name="ce185" office:value-type="string">
            <text:p>Steps to produce</text:p>
          </table:table-cell>
          <table:table-cell table:style-name="ce185" office:value-type="string">
            <text:p>Expected Output</text:p>
          </table:table-cell>
          <table:table-cell table:style-name="ce185" office:value-type="string">
            <text:p>Priority</text:p>
          </table:table-cell>
          <table:table-cell table:style-name="ce185" office:value-type="string">
            <text:p>Link</text:p>
          </table:table-cell>
          <table:table-cell table:style-name="ce185" office:value-type="string">
            <text:p>Bug description</text:p>
          </table:table-cell>
          <table:table-cell table:style-name="ce185"/>
          <table:table-cell table:style-name="ce170" table:number-columns-repeated="7"/>
          <table:table-cell table:style-name="ce228" table:number-columns-repeated="211"/>
          <table:table-cell table:style-name="ce218" table:number-columns-repeated="25"/>
          <table:table-cell table:number-columns-repeated="769"/>
        </table:table-row>
        <table:table-row table:style-name="ro10">
          <table:table-cell table:style-name="ce186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198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05" office:value-type="string">
            <text:p>Check Download And Allow Edition from right-click menu in right pane on uploaded file with name containing a character like '</text:p>
          </table:table-cell>
          <table:table-cell table:style-name="ce210" office:value-type="string">
            <text:p>Step 1: Upload file</text:p>
          </table:table-cell>
          <table:table-cell table:style-name="ce210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10" office:value-type="string">
            <text:p>File is uploaded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32</text:p>
            <text:p>CCP-404</text:p>
          </table:table-cell>
          <table:table-cell table:style-name="ce222"/>
          <table:table-cell table:number-columns-repeated="1013"/>
        </table:table-row>
        <table:table-row table:style-name="ro19">
          <table:table-cell table:style-name="ce186"/>
          <table:table-cell table:style-name="ce48" office:value-type="string">
            <text:p>REG_AIO168_WCM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06" office:value-type="string">
            <text:p>Check Download And Allow Edition from right-click menu in right pane on uploaded file with name containing a character like '</text:p>
          </table:table-cell>
          <table:table-cell table:style-name="ce210" office:value-type="string">
            <text:p>Step 2: Show Add category form</text:p>
          </table:table-cell>
          <table:table-cell table:style-name="ce210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10" office:value-type="string">
            <text:p>acme taxonomy tree is selected as default, all its taxonomies are listed below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32</text:p>
            <text:p>CCP-404</text:p>
          </table:table-cell>
          <table:table-cell table:style-name="ce222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65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199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05" office:value-type="string">
            <text:p>Check showing News page after deleted acme category</text:p>
          </table:table-cell>
          <table:table-cell table:style-name="ce210" office:value-type="string">
            <text:p>Step 1: Show acme category</text:p>
          </table:table-cell>
          <table:table-cell table:style-name="ce210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10" office:value-type="string">
            <text:p>acme category is listed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45</text:p>
            <text:p>CCP-465</text:p>
          </table:table-cell>
          <table:table-cell table:style-name="ce222"/>
          <table:table-cell table:number-columns-repeated="1013"/>
        </table:table-row>
        <table:table-row table:style-name="ro12">
          <table:table-cell table:style-name="ce65"/>
          <table:table-cell table:style-name="ce48" office:value-type="string">
            <text:p>REG_AIO168_WCM_002</text:p>
          </table:table-cell>
          <table:table-cell table:style-name="ce1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06" office:value-type="string">
            <text:p>Check showing News page after deleted acme category</text:p>
          </table:table-cell>
          <table:table-cell table:style-name="ce210" office:value-type="string">
            <text:p>Step 2: Delete acme category</text:p>
          </table:table-cell>
          <table:table-cell table:style-name="ce210" office:value-type="string">
            <text:p>- Right click on acme &amp; select Delete</text:p>
            <text:p>- Click OK to confirm</text:p>
          </table:table-cell>
          <table:table-cell table:style-name="ce210" office:value-type="string">
            <text:p>acme is deleted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45</text:p>
            <text:p>CCP-465</text:p>
          </table:table-cell>
          <table:table-cell table:style-name="ce222"/>
          <table:table-cell table:number-columns-repeated="1013"/>
        </table:table-row>
        <table:table-row table:style-name="ro7">
          <table:table-cell table:style-name="ce65"/>
          <table:table-cell table:style-name="ce48" office:value-type="string">
            <text:p>REG_AIO168_WCM_002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06" office:value-type="string">
            <text:p>Check showing News page after deleted acme category</text:p>
          </table:table-cell>
          <table:table-cell table:style-name="ce210" office:value-type="string">
            <text:p>Step 3: View News page</text:p>
          </table:table-cell>
          <table:table-cell table:style-name="ce210" office:value-type="string">
            <text:p>- Go to News page on acme site</text:p>
          </table:table-cell>
          <table:table-cell table:style-name="ce210" office:value-type="string">
            <text:p>News page is displayed &amp; there's no error in console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45</text:p>
            <text:p>CCP-465</text:p>
          </table:table-cell>
          <table:table-cell table:style-name="ce222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199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05" office:value-type="string">
            <text:p>Check while setting a page with PCLV portlet</text:p>
          </table:table-cell>
          <table:table-cell table:style-name="ce210" office:value-type="string">
            <text:p>Step 1: Show edit page wizard</text:p>
          </table:table-cell>
          <table:table-cell table:style-name="ce210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10" office:value-type="string">
            <text:p>Edit page at step 3 is shown in portlet mode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753</text:p>
            <text:p>CCP-368</text:p>
          </table:table-cell>
          <table:table-cell table:style-name="ce222"/>
          <table:table-cell table:number-columns-repeated="1013"/>
        </table:table-row>
        <table:table-row table:style-name="ro9">
          <table:table-cell table:style-name="ce65"/>
          <table:table-cell table:style-name="ce48" office:value-type="string">
            <text:p>REG_AIO168_WCM_003</text:p>
          </table:table-cell>
          <table:table-cell table:style-name="ce1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06" office:value-type="string">
            <text:p>Check while setting a page with PCLV portlet</text:p>
          </table:table-cell>
          <table:table-cell table:style-name="ce210" office:value-type="string">
            <text:p>Step 2: Delete PCLV</text:p>
          </table:table-cell>
          <table:table-cell table:style-name="ce210" office:value-type="string">
            <text:p>- Click x icon to delete PCLV portlet (on the right, Category content)</text:p>
            <text:p>- Click OK to confirm</text:p>
          </table:table-cell>
          <table:table-cell table:style-name="ce210" office:value-type="string">
            <text:p>Portlet is removed from page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753</text:p>
            <text:p>CCP-368</text:p>
          </table:table-cell>
          <table:table-cell table:style-name="ce222"/>
          <table:table-cell table:number-columns-repeated="1013"/>
        </table:table-row>
        <table:table-row table:style-name="ro9">
          <table:table-cell table:style-name="ce65"/>
          <table:table-cell table:style-name="ce48" office:value-type="string">
            <text:p>REG_AIO168_WCM_003</text:p>
          </table:table-cell>
          <table:table-cell table:style-name="ce1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06" office:value-type="string">
            <text:p>Check while setting a page with PCLV portlet</text:p>
          </table:table-cell>
          <table:table-cell table:style-name="ce210" office:value-type="string">
            <text:p>Step 3: Delete acme category</text:p>
          </table:table-cell>
          <table:table-cell table:style-name="ce210" office:value-type="string">
            <text:p>Go to Sites Explorer/Sites Management under /acme/categories delete the acme category.</text:p>
          </table:table-cell>
          <table:table-cell table:style-name="ce210" office:value-type="string">
            <text:p>acme category is deleted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753</text:p>
            <text:p>CCP-368</text:p>
          </table:table-cell>
          <table:table-cell table:style-name="ce222"/>
          <table:table-cell table:number-columns-repeated="1013"/>
        </table:table-row>
        <table:table-row table:style-name="ro19">
          <table:table-cell table:style-name="ce65"/>
          <table:table-cell table:style-name="ce48" office:value-type="string">
            <text:p>REG_AIO168_WCM_003</text:p>
          </table:table-cell>
          <table:table-cell table:style-name="ce1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06" office:value-type="string">
            <text:p>Check while setting a page with PCLV portlet</text:p>
          </table:table-cell>
          <table:table-cell table:style-name="ce210" office:value-type="string">
            <text:p>Step 4: Re-configure News page</text:p>
          </table:table-cell>
          <table:table-cell table:style-name="ce210" office:value-type="string">
            <text:p>- Select News page</text:p>
            <text:p>- Go to Site Editor -&gt;Edit Page Wizard.</text:p>
            <text:p><text:span text:style-name="T12">- Go to step 3</text:span></text:p>
            <text:p><text:span text:style-name="T12">- Drag drop Category Content </text:span><text:span text:style-name="T12">into page</text:span></text:p>
            <text:p><text:span text:style-name="T12">- Click Edit icon to edit Category </text:span><text:span text:style-name="T12">Content portlet</text:span></text:p>
          </table:table-cell>
          <table:table-cell table:style-name="ce210" office:value-type="string">
            <text:p>Edit portlet form is shown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753</text:p>
            <text:p>CCP-368</text:p>
          </table:table-cell>
          <table:table-cell table:style-name="ce222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199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05" office:value-type="string">
            <text:p>Check if Link still be referenced after being inserted</text:p>
          </table:table-cell>
          <table:table-cell table:style-name="ce210" office:value-type="string">
            <text:p>Step 1: Show form to add free layout web content</text:p>
          </table:table-cell>
          <table:table-cell table:style-name="ce210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10" office:value-type="string">
            <text:p>Add Free layout web content form is shown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72</text:p>
            <text:p>CCP-524</text:p>
          </table:table-cell>
          <table:table-cell table:style-name="ce222"/>
          <table:table-cell table:number-columns-repeated="1013"/>
        </table:table-row>
        <table:table-row table:style-name="ro10">
          <table:table-cell table:style-name="ce65"/>
          <table:table-cell table:style-name="ce48" office:value-type="string">
            <text:p>REG_AIO168_WCM_004</text:p>
          </table:table-cell>
          <table:table-cell table:style-name="ce1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06" office:value-type="string">
            <text:p>Check if Link still be referenced after being inserted</text:p>
          </table:table-cell>
          <table:table-cell table:style-name="ce210" office:value-type="string">
            <text:p>Step 2: Add content</text:p>
          </table:table-cell>
          <table:table-cell table:style-name="ce210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10" office:value-type="string">
            <text:p>A link to selected page is added in the content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72</text:p>
            <text:p>CCP-524</text:p>
          </table:table-cell>
          <table:table-cell table:style-name="Default"/>
          <table:table-cell table:number-columns-repeated="1013"/>
        </table:table-row>
        <table:table-row table:style-name="ro15">
          <table:table-cell table:style-name="ce65"/>
          <table:table-cell table:style-name="ce48" office:value-type="string">
            <text:p>REG_AIO168_WCM_004</text:p>
          </table:table-cell>
          <table:table-cell table:style-name="ce19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06" office:value-type="string">
            <text:p>Check if Link still be referenced after being inserted</text:p>
          </table:table-cell>
          <table:table-cell table:style-name="ce210" office:value-type="string">
            <text:p>Step 3: Add more link</text:p>
          </table:table-cell>
          <table:table-cell table:style-name="ce210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10" office:value-type="string">
            <text:p>New link is added. There're 2 different links in the content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872</text:p>
            <text:p>CCP-524</text:p>
          </table:table-cell>
          <table:table-cell table:style-name="ce222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28">
          <table:table-cell table:style-name="ce65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199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05" office:value-type="string">
            <text:p>Validate page acme/Overview by using <text:a xlink:href="http://validator.w3.org/">W3C Validator</text:a></text:p>
          </table:table-cell>
          <table:table-cell table:style-name="ce210" office:value-type="string">
            <text:p>Step 1: Validate page acme/Overview</text:p>
          </table:table-cell>
          <table:table-cell table:style-name="ce210" office:value-type="string">
            <text:p>View source of acme/Overview &amp; put in <text:s/><text:a xlink:href="http://validator.w3.org/">W3C Validator</text:a></text:p>
          </table:table-cell>
          <table:table-cell table:style-name="ce210" office:value-type="string">
            <text:p>No duplicated ID error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36</text:p>
            <text:p>CCP-668</text:p>
          </table:table-cell>
          <table:table-cell table:style-name="ce222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28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6</text:p>
          </table:table-cell>
          <table:table-cell table:style-name="ce199" office:value-type="float" office:value="1">
            <text:p>001</text:p>
          </table:table-cell>
          <table:table-cell table:style-name="ce52" table:formula="of:=[.B20]" office:value-type="string" office:string-value="REG_AIO168_WCM_006">
            <text:p>REG_AIO168_WCM_006</text:p>
          </table:table-cell>
          <table:table-cell table:style-name="ce205" office:value-type="string">
            <text:p>Check translation of Subscribe in French</text:p>
          </table:table-cell>
          <table:table-cell table:style-name="ce210" office:value-type="string">
            <text:p>Step 1: Check translation</text:p>
          </table:table-cell>
          <table:table-cell table:style-name="ce210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10" office:value-type="string">
            <text:p>Button: "ChangeSubscriptions" should be "Modifier mon Abonnement"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2</text:p>
            <text:p>CCP-707</text:p>
          </table:table-cell>
          <table:table-cell table:style-name="ce222" office:value-type="string">
            <text:p>The label of button has no change</text:p>
          </table:table-cell>
          <table:table-cell table:number-columns-repeated="1013"/>
        </table:table-row>
        <table:table-row table:style-name="ro28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7</text:p>
          </table:table-cell>
          <table:table-cell table:style-name="ce199" office:value-type="float" office:value="1">
            <text:p>001</text:p>
          </table:table-cell>
          <table:table-cell table:style-name="ce52" table:formula="of:=[.B21]" office:value-type="string" office:string-value="REG_AIO168_WCM_007">
            <text:p>REG_AIO168_WCM_007</text:p>
          </table:table-cell>
          <table:table-cell table:style-name="ce205" office:value-type="string">
            <text:p>Check if attribute "target" is in "ACME Overview" when checking with W3C </text:p>
          </table:table-cell>
          <table:table-cell table:style-name="ce210" office:value-type="string">
            <text:p>Step 1: Check Overview page</text:p>
          </table:table-cell>
          <table:table-cell table:style-name="ce210" office:value-type="string">
            <text:p>- Go to ACME Overview</text:p>
            <text:p>- Validate this page by using W3C validator</text:p>
          </table:table-cell>
          <table:table-cell table:style-name="ce210" office:value-type="string">
            <text:p>Do not throw “there is no attribute "target" “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39</text:p>
            <text:p>CCP-668</text:p>
          </table:table-cell>
          <table:table-cell table:style-name="ce222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28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8</text:p>
          </table:table-cell>
          <table:table-cell table:style-name="ce199" office:value-type="float" office:value="1">
            <text:p>001</text:p>
          </table:table-cell>
          <table:table-cell table:style-name="ce52" table:formula="of:=[.B22]" office:value-type="string" office:string-value="REG_AIO168_WCM_008">
            <text:p>REG_AIO168_WCM_008</text:p>
          </table:table-cell>
          <table:table-cell table:style-name="ce205" office:value-type="string">
            <text:p>Check Content selector form in IE7</text:p>
          </table:table-cell>
          <table:table-cell table:style-name="ce210" office:value-type="string">
            <text:p>Step 1: Show form to add content</text:p>
          </table:table-cell>
          <table:table-cell table:style-name="ce210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10" office:value-type="string">
            <text:p>Web content form is shown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1</text:p>
            <text:p>CCP-704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8_WCM_008</text:p>
          </table:table-cell>
          <table:table-cell table:style-name="ce19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8_WCM_008">
            <text:p>REG_AIO168_WCM_008</text:p>
          </table:table-cell>
          <table:table-cell table:style-name="ce206" office:value-type="string">
            <text:p>Check Content selector form in IE7</text:p>
          </table:table-cell>
          <table:table-cell table:style-name="ce210" office:value-type="string">
            <text:p>Step 2: Show form to add content from FCK</text:p>
          </table:table-cell>
          <table:table-cell table:style-name="ce210" office:value-type="string">
            <text:p>In the FCK editor, click Insert Contents icon</text:p>
          </table:table-cell>
          <table:table-cell table:style-name="ce210" office:value-type="string">
            <text:p>Content selector form is shown, the left pane is displayed correctly with all nodes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1</text:p>
            <text:p>CCP-704</text:p>
          </table:table-cell>
          <table:table-cell table:style-name="ce222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28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7" office:value-type="string">
            <text:p>REG_AIO168_WCM_009</text:p>
          </table:table-cell>
          <table:table-cell table:style-name="ce199" office:value-type="float" office:value="1">
            <text:p>001</text:p>
          </table:table-cell>
          <table:table-cell table:style-name="ce52" table:formula="of:=[.B24]" office:value-type="string" office:string-value="REG_AIO168_WCM_009">
            <text:p>REG_AIO168_WCM_009</text:p>
          </table:table-cell>
          <table:table-cell table:style-name="ce205" office:value-type="string">
            <text:p>Check when creat page link after adding new page for the user navigation</text:p>
          </table:table-cell>
          <table:table-cell table:style-name="ce210" office:value-type="string">
            <text:p>Step 1: Add new page</text:p>
          </table:table-cell>
          <table:table-cell table:style-name="ce210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10" office:value-type="string">
            <text:p>New page is created successfully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14</text:p>
            <text:p>CCP-588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8_WCM_009</text:p>
          </table:table-cell>
          <table:table-cell table:style-name="ce19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8_WCM_009">
            <text:p>REG_AIO168_WCM_009</text:p>
          </table:table-cell>
          <table:table-cell table:style-name="ce206" office:value-type="string">
            <text:p>Check when creat page link after adding new page for the user navigation</text:p>
          </table:table-cell>
          <table:table-cell table:style-name="ce210" office:value-type="string">
            <text:p>Step 2: Add new document</text:p>
          </table:table-cell>
          <table:table-cell table:style-name="ce210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10" office:value-type="string">
            <text:p>Link is inserted into document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14</text:p>
            <text:p>CCP-588</text:p>
          </table:table-cell>
          <table:table-cell table:style-name="ce222" office:value-type="string">
            <text:p>Throw exception</text:p>
          </table:table-cell>
          <table:table-cell table:number-columns-repeated="1013"/>
        </table:table-row>
        <table:table-row table:style-name="ro28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7" office:value-type="string">
            <text:p>REG_AIO168_WCM_010</text:p>
          </table:table-cell>
          <table:table-cell table:style-name="ce199" office:value-type="float" office:value="1">
            <text:p>001</text:p>
          </table:table-cell>
          <table:table-cell table:style-name="ce52" table:formula="of:=[.B26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10" office:value-type="string">
            <text:p>Step 1: Check page layout list</text:p>
          </table:table-cell>
          <table:table-cell table:style-name="ce210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10" office:value-type="string">
            <text:p>The list is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2" table:formula="of:=[.B27]" office:value-type="string" office:string-value="REG_AIO168_WCM_010">
            <text:p>REG_AIO168_WCM_01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10" office:value-type="string">
            <text:p>Step 2: Check translation</text:p>
          </table:table-cell>
          <table:table-cell table:style-name="ce210" office:value-type="string">
            <text:p>- At step 2: select WCM page configs</text:p>
          </table:table-cell>
          <table:table-cell table:style-name="ce210" office:value-type="string">
            <text:p>The list under WCM page configs is shown &amp;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10">
            <text:p>REG_AIO168_WCM_01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10" office:value-type="string">
            <text:p>Step 3: Check translation</text:p>
          </table:table-cell>
          <table:table-cell table:style-name="ce210" office:value-type="string">
            <text:p>- At step 2: select Column page configs</text:p>
          </table:table-cell>
          <table:table-cell table:style-name="ce210" office:value-type="string">
            <text:p>The list under Column page configs is shown &amp;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10" office:value-type="string">
            <text:p>Step 4: Check translation</text:p>
          </table:table-cell>
          <table:table-cell table:style-name="ce210" office:value-type="string">
            <text:p>- At step 2: select Row page configs</text:p>
          </table:table-cell>
          <table:table-cell table:style-name="ce210" office:value-type="string">
            <text:p>The list under Row page configs is shown &amp;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10" office:value-type="string">
            <text:p>Step 5: Check translation</text:p>
          </table:table-cell>
          <table:table-cell table:style-name="ce210" office:value-type="string">
            <text:p>- At step 2: select Tab page configs</text:p>
          </table:table-cell>
          <table:table-cell table:style-name="ce210" office:value-type="string">
            <text:p>The list under Tab page configs is shown &amp;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10" office:value-type="string">
            <text:p>Step 6: Check translation</text:p>
          </table:table-cell>
          <table:table-cell table:style-name="ce210" office:value-type="string">
            <text:p>- At step 2: select Mix page configs</text:p>
          </table:table-cell>
          <table:table-cell table:style-name="ce210" office:value-type="string">
            <text:p>The list under Mix page configs is shown &amp; well translated in French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7</text:p>
            <text:p>CCP-720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7" office:value-type="string">
            <text:p>REG_AIO168_WCM_011</text:p>
          </table:table-cell>
          <table:table-cell table:style-name="ce199" office:value-type="float" office:value="1">
            <text:p>001</text:p>
          </table:table-cell>
          <table:table-cell table:style-name="ce52" table:formula="of:=[.B32]" office:value-type="string" office:string-value="REG_AIO168_WCM_011">
            <text:p>REG_AIO168_WCM_011</text:p>
          </table:table-cell>
          <table:table-cell table:style-name="ce205" office:value-type="string">
            <text:p>Check the displaying of exo:link when create CLV by Automatic mode</text:p>
          </table:table-cell>
          <table:table-cell table:style-name="ce210" office:value-type="string">
            <text:p>Step 1: Create a content</text:p>
          </table:table-cell>
          <table:table-cell table:style-name="ce210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10" office:value-type="string">
            <text:p>Web content is created successfully.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2</text:p>
            <text:p>CCP-639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1</text:p>
          </table:table-cell>
          <table:table-cell table:style-name="ce1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1">
            <text:p>REG_AIO168_WCM_011</text:p>
          </table:table-cell>
          <table:table-cell table:style-name="ce206" office:value-type="string">
            <text:p>Check the displaying of exo:link when create CLV by Automatic mode</text:p>
          </table:table-cell>
          <table:table-cell table:style-name="ce210" office:value-type="string">
            <text:p>Step 2: Check the displaying of exo:link when create CLV by Automatic mode</text:p>
          </table:table-cell>
          <table:table-cell table:style-name="ce210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10" office:value-type="string">
            <text:p>Webcontent is not appeared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52</text:p>
            <text:p>CCP-639</text:p>
          </table:table-cell>
          <table:table-cell table:style-name="ce222" office:value-type="string">
            <text:p>Web content appears as a folder.</text:p>
          </table:table-cell>
          <table:table-cell table:number-columns-repeated="1013"/>
        </table:table-row>
        <table:table-row table:style-name="ro28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7" office:value-type="string">
            <text:p>REG_AIO168_WCM_012</text:p>
          </table:table-cell>
          <table:table-cell table:style-name="ce199" office:value-type="float" office:value="1">
            <text:p>001</text:p>
          </table:table-cell>
          <table:table-cell table:style-name="ce52" table:formula="of:=[.B34]" office:value-type="string" office:string-value="REG_AIO168_WCM_012">
            <text:p>REG_AIO168_WCM_012</text:p>
          </table:table-cell>
          <table:table-cell table:style-name="ce205" office:value-type="string">
            <text:p>Check displaying of invisible page when creating a portal page link into a text</text:p>
          </table:table-cell>
          <table:table-cell table:style-name="ce210" office:value-type="string">
            <text:p>Step 1: Create invisible page</text:p>
          </table:table-cell>
          <table:table-cell table:style-name="ce210" office:value-type="string">
            <text:p>- <text:s/>Go to SIte Editor --&gt; Add page wizard </text:p>
            <text:p>- At step 1: do not check in “Visible” check-box</text:p>
          </table:table-cell>
          <table:table-cell table:style-name="ce210" office:value-type="string">
            <text:p>Page is created successfully and it is not displayed in navigation 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60</text:p>
            <text:p>CCP-731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8_WCM_012</text:p>
          </table:table-cell>
          <table:table-cell table:style-name="ce19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8_WCM_012">
            <text:p>REG_AIO168_WCM_012</text:p>
          </table:table-cell>
          <table:table-cell table:style-name="ce206" office:value-type="string">
            <text:p>Check displaying of invisible page when creating a portal page link into a text</text:p>
          </table:table-cell>
          <table:table-cell table:style-name="ce210" office:value-type="string">
            <text:p>Step 2: Check displaying of invisible page when creating a portal page link into a text</text:p>
          </table:table-cell>
          <table:table-cell table:style-name="ce210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10" office:value-type="string">
            <text:p>A window is opened. This page selection window allows to select pages with visible and invisible attribute <text:s/>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60</text:p>
            <text:p>CCP-731</text:p>
          </table:table-cell>
          <table:table-cell table:style-name="ce222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28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7" office:value-type="string">
            <text:p>REG_AIO168_WCM_013</text:p>
          </table:table-cell>
          <table:table-cell table:style-name="ce199" office:value-type="float" office:value="1">
            <text:p>001</text:p>
          </table:table-cell>
          <table:table-cell table:style-name="ce52" table:formula="of:=[.B36]" office:value-type="string" office:string-value="REG_AIO168_WCM_013">
            <text:p>REG_AIO168_WCM_013</text:p>
          </table:table-cell>
          <table:table-cell table:style-name="ce205" office:value-type="string">
            <text:p>Check displaying .rtf file</text:p>
          </table:table-cell>
          <table:table-cell table:style-name="ce210" office:value-type="string">
            <text:p>Step 1: Open form to upload file</text:p>
          </table:table-cell>
          <table:table-cell table:style-name="ce210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10" office:value-type="string">
            <text:p>“Upload a file” form appears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43</text:p>
            <text:p>CCP-677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AIO168_WCM_013</text:p>
          </table:table-cell>
          <table:table-cell table:style-name="ce19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8_WCM_013">
            <text:p>REG_AIO168_WCM_013</text:p>
          </table:table-cell>
          <table:table-cell table:style-name="ce206" office:value-type="string">
            <text:p>Check displaying .rtf file</text:p>
          </table:table-cell>
          <table:table-cell table:style-name="ce210" office:value-type="string">
            <text:p>Step 2: Upload .rtf file</text:p>
          </table:table-cell>
          <table:table-cell table:style-name="ce210" office:value-type="string">
            <text:p>- Browse 1 .rft file </text:p>
            <text:p>- Click on Upload icon</text:p>
            <text:p>- Click on Save button</text:p>
          </table:table-cell>
          <table:table-cell table:style-name="ce210" office:value-type="string">
            <text:p>.rft file is uploaded successful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43</text:p>
            <text:p>CCP-677</text:p>
          </table:table-cell>
          <table:table-cell table:style-name="ce222"/>
          <table:table-cell table:number-columns-repeated="1013"/>
        </table:table-row>
        <table:table-row table:style-name="ro28">
          <table:table-cell table:style-name="ce1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3" office:value-type="string">
            <text:p>REG_AIO168_WCM_013</text:p>
          </table:table-cell>
          <table:table-cell table:style-name="ce20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4" table:formula="of:=[.B38]" office:value-type="string" office:string-value="REG_AIO168_WCM_013">
            <text:p>REG_AIO168_WCM_013</text:p>
          </table:table-cell>
          <table:table-cell table:style-name="ce207" office:value-type="string">
            <text:p>Check displaying .rtf file</text:p>
          </table:table-cell>
          <table:table-cell table:style-name="ce211" office:value-type="string">
            <text:p>Step 3: View content of .rft file</text:p>
          </table:table-cell>
          <table:table-cell table:style-name="ce211" office:value-type="string">
            <text:p>- Select .rft file above</text:p>
          </table:table-cell>
          <table:table-cell table:style-name="ce211" office:value-type="string">
            <text:p>Content of .rft file is not displayed in the right pane. You can download to view its content.</text:p>
          </table:table-cell>
          <table:table-cell table:style-name="ce220" office:value-type="string">
            <text:p>High</text:p>
          </table:table-cell>
          <table:table-cell table:style-name="ce223" office:value-type="string">
            <text:p>WCM-2943</text:p>
            <text:p>CCP-677</text:p>
          </table:table-cell>
          <table:table-cell table:style-name="ce223" office:value-type="string">
            <text:p>Error in displaying content.</text:p>
          </table:table-cell>
          <table:table-cell table:style-name="ce227" table:number-columns-repeated="1013"/>
        </table:table-row>
        <table:table-row table:style-name="ro15">
          <table:table-cell table:style-name="ce188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47" office:value-type="string">
            <text:p>REG_AIO168_WCM_014</text:p>
          </table:table-cell>
          <table:table-cell table:style-name="ce199" office:value-type="float" office:value="1">
            <text:p>001</text:p>
          </table:table-cell>
          <table:table-cell table:style-name="ce52" table:formula="of:=[.B39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08" office:value-type="string">
            <text:p>Step 1: Add page</text:p>
          </table:table-cell>
          <table:table-cell table:style-name="ce208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08" office:value-type="string">
            <text:p>New page is add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number-columns-repeated="1014"/>
        </table:table-row>
        <table:table-row table:style-name="ro12">
          <table:table-cell table:style-name="ce1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4">
            <text:p>REG_AIO168_WCM_014</text:p>
          </table:table-cell>
          <table:table-cell table:style-name="ce208" office:value-type="string">
            <text:p>Check showing quick edit icon on portlet in porlet mode</text:p>
          </table:table-cell>
          <table:table-cell table:style-name="ce208" office:value-type="string">
            <text:p>Step 2: Check Edit icon when resize window</text:p>
          </table:table-cell>
          <table:table-cell table:style-name="ce208" office:value-type="string">
            <text:p>- Go to page AAA and switch to edit mode.</text:p>
            <text:p>- Resize window</text:p>
          </table:table-cell>
          <table:table-cell table:style-name="ce208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8" office:value-type="string">
            <text:p>Resize windows =&gt; quick edit icon of the portlets in column container disappears.</text:p>
          </table:table-cell>
          <table:table-cell table:number-columns-repeated="1013"/>
        </table:table-row>
        <table:table-row table:style-name="ro9">
          <table:table-cell table:style-name="ce18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2" table:formula="of:=[.B41]" office:value-type="string" office:string-value="REG_AIO168_WCM_014">
            <text:p>REG_AIO168_WCM_014</text:p>
          </table:table-cell>
          <table:table-cell table:style-name="ce208" office:value-type="string">
            <text:p>Check showing quick edit icon on portlet in porlet mode</text:p>
          </table:table-cell>
          <table:table-cell table:style-name="ce208" office:value-type="string">
            <text:p>Step 3: Check Quick edit icon when move mouse over</text:p>
          </table:table-cell>
          <table:table-cell table:style-name="ce208" office:value-type="string">
            <text:p>Pass mouse over 3 buttons Portlet Mode, Minimize, Maximize (in top-right corner) of the portlets in column container</text:p>
          </table:table-cell>
          <table:table-cell table:style-name="ce208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8" office:value-type="string">
            <text:p>the quick edit icon of these portlets appears again.</text:p>
          </table:table-cell>
          <table:table-cell table:number-columns-repeated="1013"/>
        </table:table-row>
        <table:table-row table:style-name="ro12">
          <table:table-cell table:style-name="ce1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208" office:value-type="string">
            <text:p>Check showing quick edit icon on portlet in porlet mode</text:p>
          </table:table-cell>
          <table:table-cell table:style-name="ce208" office:value-type="string">
            <text:p>Step 4: Check Quick edit icon when move mouse over</text:p>
          </table:table-cell>
          <table:table-cell table:style-name="ce208" office:value-type="string">
            <text:p>Pass mouse over 3 buttons Portlet Mode, Minimize, Maximize of the portlets outside column container</text:p>
          </table:table-cell>
          <table:table-cell table:style-name="ce208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8" office:value-type="string">
            <text:p>the quick edit icon of portlets inside column container disappears.</text:p>
          </table:table-cell>
          <table:table-cell table:number-columns-repeated="1013"/>
        </table:table-row>
        <table:table-row table:style-name="ro7">
          <table:table-cell table:style-name="ce188" table:formula="of:=IF(VALUE(MID([.F43];6;FIND(&quot;:&quot;;[.F43];1)-FIND(&quot; &quot;;[.F43];1)-1))&gt;VALUE(MID([.F42];6;FIND(&quot;:&quot;;[.F42];1)-FIND(&quot; &quot;;[.F42];1)-1));&quot;&quot;;MAX([.A$7:.A42])+1)" office:value-type="float" office:value="15">
            <text:p>015</text:p>
          </table:table-cell>
          <table:table-cell table:style-name="ce47" office:value-type="string">
            <text:p>REG_AIO168_WCM_015</text:p>
          </table:table-cell>
          <table:table-cell table:style-name="ce199" office:value-type="float" office:value="1">
            <text:p>001</text:p>
          </table:table-cell>
          <table:table-cell table:style-name="ce52" table:formula="of:=[.B43]" office:value-type="string" office:string-value="REG_AIO168_WCM_015">
            <text:p>REG_AIO168_WCM_015</text:p>
          </table:table-cell>
          <table:table-cell table:style-name="ce209" office:value-type="string">
            <text:p>Check if Link can't be distinguished in fck editor edit mode</text:p>
          </table:table-cell>
          <table:table-cell table:style-name="ce208" office:value-type="string">
            <text:p>Step 1: Add SCV</text:p>
          </table:table-cell>
          <table:table-cell table:style-name="ce208" office:value-type="string">
            <text:p>- Edit a page -&gt; insert on it a new scv</text:p>
          </table:table-cell>
          <table:table-cell office:value-type="string">
            <text:p>SCV is added into page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8"/>
          <table:table-cell table:number-columns-repeated="1013"/>
        </table:table-row>
        <table:table-row table:style-name="ro11">
          <table:table-cell table:style-name="ce1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5</text:p>
          </table:table-cell>
          <table:table-cell table:style-name="ce19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5">
            <text:p>REG_AIO168_WCM_015</text:p>
          </table:table-cell>
          <table:table-cell table:style-name="ce208" office:value-type="string">
            <text:p>Check if Link can't be distinguished in fck editor edit mode</text:p>
          </table:table-cell>
          <table:table-cell table:style-name="ce208" office:value-type="string">
            <text:p>Step 2: Add content</text:p>
          </table:table-cell>
          <table:table-cell table:style-name="ce208" office:value-type="string">
            <text:p><text:span text:style-name="T13">- Edit the scv and insert on it a new </text:span><text:span text:style-name="T13">content, a Free layout WebContent </text:span><text:span text:style-name="T13">for example.</text:span></text:p>
            <text:p><text:span text:style-name="T13">- In the fck editor of this content, add </text:span><text:span text:style-name="T13">a link using the insert/edit link icon</text:span></text:p>
          </table:table-cell>
          <table:table-cell table:style-name="ce208" office:value-type="string">
            <text:p>The link is displayed as a real link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8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number-columns-repeated="1013"/>
        </table:table-row>
        <table:table-row table:style-name="ro15">
          <table:table-cell table:style-name="ce188" table:formula="of:=IF(VALUE(MID([.F45];6;FIND(&quot;:&quot;;[.F45];1)-FIND(&quot; &quot;;[.F45];1)-1))&gt;VALUE(MID([.F44];6;FIND(&quot;:&quot;;[.F44];1)-FIND(&quot; &quot;;[.F44];1)-1));&quot;&quot;;MAX([.A$7:.A44])+1)" office:value-type="float" office:value="16">
            <text:p>016</text:p>
          </table:table-cell>
          <table:table-cell table:style-name="ce47" office:value-type="string">
            <text:p>REG_AIO168_WCM_016</text:p>
          </table:table-cell>
          <table:table-cell table:style-name="ce81" office:value-type="float" office:value="1">
            <text:p>001</text:p>
          </table:table-cell>
          <table:table-cell table:style-name="ce87" table:formula="of:=[.B45]" office:value-type="string" office:string-value="REG_AIO168_WCM_016">
            <text:p>REG_AIO168_WCM_016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57" office:value-type="string">
            <text:p>Step 1: Add new taxonomy tree</text:p>
          </table:table-cell>
          <table:table-cell table:style-name="ce213" office:value-type="string">
            <text:p><text:span text:style-name="T11">- Go to Site administration.</text:span></text:p>
            <text:p><text:span text:style-name="T11">- Go to Ontologies then Manage </text:span><text:span text:style-name="T11">Taxonomy Trees.</text:span></text:p>
            <text:p><text:span text:style-name="T11">- Click Edit icon at the line of </text:span><text:span text:style-name="T11">“acme” </text:span></text:p>
            <text:p><text:span text:style-name="T11">- Click Add to add new taxonomy </text:span><text:span text:style-name="T11">under the acme with name </text:span><text:span text:style-name="T11">contains accented character like </text:span><text:span text:style-name="T11">"prévention".</text:span></text:p>
          </table:table-cell>
          <table:table-cell table:style-name="ce57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 office:value-type="string">
            <text:p>Currently display error of the header at step 4</text:p>
          </table:table-cell>
          <table:table-cell table:number-columns-repeated="1013"/>
        </table:table-row>
        <table:table-row table:style-name="ro9">
          <table:table-cell table:style-name="ce1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8_WCM_016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2" table:formula="of:=[.B46]" office:value-type="string" office:string-value="REG_AIO168_WCM_016">
            <text:p>REG_AIO168_WCM_016</text:p>
          </table:table-cell>
          <table:table-cell table:style-name="ce57" office:value-type="string">
            <text:p>Check encoding when display Taxonomy in the CLV categories</text:p>
          </table:table-cell>
          <table:table-cell table:style-name="ce57" office:value-type="string">
            <text:p>Step 2: Check the displaying the name of new added taxonomy</text:p>
          </table:table-cell>
          <table:table-cell table:style-name="ce57" office:value-type="string">
            <text:p>- Go to the News page in the acme site and click on the category just created</text:p>
          </table:table-cell>
          <table:table-cell table:style-name="ce57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/>
          <table:table-cell table:number-columns-repeated="1013"/>
        </table:table-row>
        <table:table-row table:style-name="ro25">
          <table:table-cell table:style-name="ce188" table:formula="of:=IF(VALUE(MID([.F47];6;FIND(&quot;:&quot;;[.F47];1)-FIND(&quot; &quot;;[.F47];1)-1))&gt;VALUE(MID([.F46];6;FIND(&quot;:&quot;;[.F46];1)-FIND(&quot; &quot;;[.F46];1)-1));&quot;&quot;;MAX([.A$7:.A46])+1)" office:value-type="float" office:value="17">
            <text:p>017</text:p>
          </table:table-cell>
          <table:table-cell table:style-name="ce48" office:value-type="string">
            <text:p>REG_AIO168_WCM_017</text:p>
          </table:table-cell>
          <table:table-cell table:style-name="ce81" office:value-type="float" office:value="1">
            <text:p>001</text:p>
          </table:table-cell>
          <table:table-cell table:style-name="ce52" table:formula="of:=[.B47]" office:value-type="string" office:string-value="REG_AIO168_WCM_017">
            <text:p>REG_AIO168_WCM_017</text:p>
          </table:table-cell>
          <table:table-cell table:style-name="ce91" office:value-type="string">
            <text:p>Check searching with special character while configuring CLV</text:p>
          </table:table-cell>
          <table:table-cell table:style-name="ce208" office:value-type="string">
            <text:p>Step 1: Search with special characters</text:p>
          </table:table-cell>
          <table:table-cell table:style-name="ce57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08" office:value-type="string">
            <text:p>Show message alerts There are some invalid characters when search with * and return search result when search with -</text:p>
          </table:table-cell>
          <table:table-cell office:value-type="string">
            <text:p>Low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24" office:value-type="string">
            <text:p><text:span text:style-name="T15">- Click on the search button.</text:span></text:p>
            <text:p><text:span text:style-name="T15"><text:s text:c="6"/></text:span><text:span text:style-name="T15">==&gt; An error message </text:span><text:span text:style-name="T15">appears " Unknown error </text:span></text:p>
          </table:table-cell>
          <table:table-cell table:number-columns-repeated="1013"/>
        </table:table-row>
        <table:table-row table:style-name="ro10">
          <table:table-cell table:style-name="ce188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47" office:value-type="string">
            <text:p>REG_AIO168_WCM_018</text:p>
          </table:table-cell>
          <table:table-cell table:style-name="ce81" office:value-type="float" office:value="1">
            <text:p>001</text:p>
          </table:table-cell>
          <table:table-cell table:style-name="ce87" table:formula="of:=[.B48]" office:value-type="string" office:string-value="REG_AIO168_WCM_018">
            <text:p>REG_AIO168_WCM_018</text:p>
          </table:table-cell>
          <table:table-cell table:style-name="ce91" office:value-type="string">
            <text:p>Cache &amp; Categories with publication errors </text:p>
          </table:table-cell>
          <table:table-cell table:style-name="ce57" office:value-type="string">
            <text:p>Step 1: Create web content</text:p>
          </table:table-cell>
          <table:table-cell table:style-name="ce57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7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7">
          <table:table-cell table:style-name="ce1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7" table:formula="of:=[.B49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then change content of new added web content</text:p>
          </table:table-cell>
          <table:table-cell table:style-name="ce57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9">
          <table:table-cell table:style-name="ce18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7" table:formula="of:=[.B50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3: Public node</text:p>
          </table:table-cell>
          <table:table-cell table:style-name="ce57" office:value-type="string">
            <text:p>go to manage publications and choose States and versions based publication: make the node published</text:p>
          </table:table-cell>
          <table:table-cell table:style-name="ce57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11">
          <table:table-cell table:style-name="ce1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table:formula="of:=[.B51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4: Add reference</text:p>
          </table:table-cell>
          <table:table-cell table:style-name="ce57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7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9">
          <table:table-cell table:style-name="ce1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table:formula="of:=[.B52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5: View added content</text:p>
          </table:table-cell>
          <table:table-cell table:style-name="ce57" office:value-type="string">
            <text:p>- Choose News page in acme site</text:p>
            <text:p>- Click World </text:p>
            <text:p>(do not open other categories)</text:p>
          </table:table-cell>
          <table:table-cell table:style-name="ce21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12">
          <table:table-cell table:style-name="ce1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table:formula="of:=[.B53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6: Edit content of web content</text:p>
          </table:table-cell>
          <table:table-cell table:style-name="ce57" office:value-type="string">
            <text:p>- Go to Public drive</text:p>
            <text:p>- Edit added web content above (change the content) 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7">
          <table:table-cell table:style-name="ce1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table:formula="of:=[.B54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7: Publish edited content</text:p>
          </table:table-cell>
          <table:table-cell table:style-name="ce57" office:value-type="string">
            <text:p>- Click Manage Publication &amp; Click State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style-name="Default" table:number-columns-repeated="768"/>
        </table:table-row>
        <table:table-row table:style-name="ro9">
          <table:table-cell table:style-name="ce1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table:formula="of:=[.B55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8: Check displaying change of the web content</text:p>
          </table:table-cell>
          <table:table-cell table:style-name="ce57" office:value-type="string">
            <text:p>- Go to News page in acme site &amp; choose World category</text:p>
            <text:p>- Open the web content from right pane</text:p>
          </table:table-cell>
          <table:table-cell table:style-name="ce57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table:number-columns-repeated="2"/>
          <table:table-cell table:style-name="ce174" table:number-columns-repeated="235"/>
          <table:table-cell table:style-name="ce179" table:number-columns-repeated="9"/>
          <table:table-cell table:style-name="ce181" table:number-columns-repeated="768"/>
        </table:table-row>
        <table:table-row table:style-name="ro27" table:number-rows-repeated="4">
          <table:table-cell table:style-name="ce65"/>
          <table:table-cell table:number-columns-repeated="9"/>
          <table:table-cell table:style-name="ce208"/>
          <table:table-cell table:number-columns-repeated="1013"/>
        </table:table-row>
        <table:table-row table:style-name="ro27" table:number-rows-repeated="49">
          <table:table-cell table:number-columns-repeated="10"/>
          <table:table-cell table:style-name="ce208"/>
          <table:table-cell table:number-columns-repeated="1013"/>
        </table:table-row>
        <table:table-row table:style-name="ro27" table:number-rows-repeated="104846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default-cell-style-name="Default"/>
        <table:table-row table:style-name="ro27">
          <table:table-cell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6" table:default-cell-style-name="ce252"/>
        <table:table-column table:style-name="co36" table:number-columns-repeated="247" table:default-cell-style-name="Default"/>
        <table:table-column table:style-name="co8" table:number-columns-repeated="768" table:default-cell-style-name="Default"/>
        <table:table-row table:style-name="ro29">
          <table:table-cell table:style-name="ce229" office:value-type="string" table:number-columns-spanned="4" table:number-rows-spanned="2">
            <text:p>WCM Regression Tests List in AIO</text:p>
          </table:table-cell>
          <table:covered-table-cell table:style-name="ce229"/>
          <table:covered-table-cell table:style-name="ce229"/>
          <table:covered-table-cell table:style-name="ce240"/>
          <table:table-cell table:style-name="ce240"/>
          <table:table-cell table:style-name="ce2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9">
          <table:covered-table-cell table:style-name="ce230"/>
          <table:covered-table-cell table:style-name="ce230"/>
          <table:covered-table-cell table:style-name="ce230"/>
          <table:covered-table-cell table:style-name="ce240"/>
          <table:table-cell table:style-name="ce240"/>
          <table:covered-table-cell table:style-name="ce244"/>
          <table:table-cell table:number-columns-repeated="1018"/>
        </table:table-row>
        <table:table-row table:style-name="ro30">
          <table:table-cell table:style-name="ce231" office:value-type="string">
            <text:p>Id</text:p>
          </table:table-cell>
          <table:table-cell table:style-name="ce231" office:value-type="string">
            <text:p>Product</text:p>
          </table:table-cell>
          <table:table-cell table:style-name="ce239" office:value-type="string">
            <text:p>Functionality</text:p>
          </table:table-cell>
          <table:table-cell table:style-name="ce239" office:value-type="string">
            <text:p>Bug summary</text:p>
          </table:table-cell>
          <table:table-cell table:style-name="ce239" office:value-type="string">
            <text:p>Product bugID</text:p>
          </table:table-cell>
          <table:covered-table-cell table:style-name="ce244"/>
          <table:table-cell table:number-columns-repeated="1018"/>
        </table:table-row>
        <table:table-row table:style-name="ro30">
          <table:table-cell table:style-name="ce232" office:value-type="string" table:number-columns-spanned="6" table:number-rows-spanned="1">
            <text:p>Bugs v.1.6.5</text:p>
          </table:table-cell>
          <table:covered-table-cell table:style-name="ce231"/>
          <table:covered-table-cell table:style-name="ce239"/>
          <table:covered-table-cell table:style-name="ce239"/>
          <table:covered-table-cell table:style-name="ce239"/>
          <table:covered-table-cell table:style-name="ce244"/>
          <table:table-cell table:number-columns-repeated="1018"/>
        </table:table-row>
        <table:table-row table:style-name="ro7">
          <table:table-cell table:style-name="ce233" office:value-type="string">
            <text:p>REG_AIO165_WCM_001</text:p>
          </table:table-cell>
          <table:table-cell table:style-name="ce236" office:value-type="string">
            <text:p>WCM</text:p>
          </table:table-cell>
          <table:table-cell table:style-name="ce236" office:value-type="string">
            <text:p>Download</text:p>
          </table:table-cell>
          <table:table-cell table:style-name="ce241" office:value-type="string">
            <text:p>Can not download an uploaded document in PCV portlet</text:p>
          </table:table-cell>
          <table:table-cell table:style-name="ce241" office:value-type="string">
            <text:p>WCM-2157 CCP-147</text:p>
          </table:table-cell>
          <table:table-cell table:style-name="ce245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48"/>
          <table:table-cell table:style-name="ce250"/>
          <table:table-cell table:style-name="ce253" table:number-columns-repeated="243"/>
          <table:table-cell table:style-name="ce252" table:number-columns-repeated="773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 CCP-346</text:p>
          </table:table-cell>
          <table:table-cell table:style-name="ce246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31">
          <table:table-cell table:style-name="ce47" office:value-type="string">
            <text:p>REG_AIO165_WCM_00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Newsletter</text:p>
          </table:table-cell>
          <table:table-cell table:style-name="ce158" office:value-type="string">
            <text:p>Newsletter mail's validator does not REG_WCM_ALLow a multiple domain names in address mail</text:p>
          </table:table-cell>
          <table:table-cell table:style-name="ce158" office:value-type="string">
            <text:p>WCM-2782 CCP-386</text:p>
          </table:table-cell>
          <table:table-cell table:style-name="ce246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 CCP-329</text:p>
          </table:table-cell>
          <table:table-cell table:style-name="ce246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 CCP-384</text:p>
          </table:table-cell>
          <table:table-cell table:style-name="ce247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 CCP-247</text:p>
          </table:table-cell>
          <table:table-cell table:style-name="ce246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 CCP-377</text:p>
          </table:table-cell>
          <table:table-cell table:style-name="ce246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 CCP-373</text:p>
          </table:table-cell>
          <table:table-cell table:style-name="ce246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 CCP-374</text:p>
          </table:table-cell>
          <table:table-cell table:style-name="ce246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 CCP-300</text:p>
          </table:table-cell>
          <table:table-cell table:style-name="ce246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 CCP-347</text:p>
          </table:table-cell>
          <table:table-cell table:style-name="ce246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31">
          <table:table-cell table:style-name="ce47" office:value-type="string">
            <text:p>REG_AIO165_WCM_01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 CCP-359</text:p>
          </table:table-cell>
          <table:table-cell table:style-name="ce246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 CCP-360</text:p>
          </table:table-cell>
          <table:table-cell table:style-name="ce246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 CCP-368</text:p>
          </table:table-cell>
          <table:table-cell table:style-name="ce246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 CCP-362</text:p>
          </table:table-cell>
          <table:table-cell table:style-name="ce246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 CCP-332</text:p>
          </table:table-cell>
          <table:table-cell table:style-name="ce246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 CCP-344</text:p>
          </table:table-cell>
          <table:table-cell table:style-name="ce246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242" office:value-type="string">
            <text:p>WCM Content Selector: does not show content of a folder when switchin</text:p>
          </table:table-cell>
          <table:table-cell table:style-name="ce158" office:value-type="string">
            <text:p>WCM-2788 CCP-392</text:p>
          </table:table-cell>
          <table:table-cell table:style-name="ce246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 CCP-328</text:p>
          </table:table-cell>
          <table:table-cell table:style-name="ce246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32">
          <table:table-cell table:style-name="ce47" office:value-type="string">
            <text:p>REG_AIO165_WCM_02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CLV</text:p>
          </table:table-cell>
          <table:table-cell table:style-name="ce242" office:value-type="string">
            <text:p>Error when selecting a content in search result tab of CLV</text:p>
          </table:table-cell>
          <table:table-cell table:style-name="ce158" office:value-type="string">
            <text:p>WCM-2751 CCP-371</text:p>
          </table:table-cell>
          <table:table-cell table:style-name="ce246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49"/>
          <table:table-cell table:style-name="ce251"/>
          <table:table-cell table:style-name="ce253"/>
          <table:table-cell table:style-name="ce249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CLV</text:p>
          </table:table-cell>
          <table:table-cell table:style-name="ce242" office:value-type="string">
            <text:p>Inversion of content's list in CLV at every validation</text:p>
          </table:table-cell>
          <table:table-cell table:style-name="ce158" office:value-type="string">
            <text:p>WCM-2721 CCP-343</text:p>
          </table:table-cell>
          <table:table-cell table:style-name="ce246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251"/>
          <table:table-cell table:style-name="ce253"/>
          <table:table-cell table:number-columns-repeated="1015"/>
        </table:table-row>
        <table:table-row table:style-name="ro31">
          <table:table-cell table:style-name="ce47" office:value-type="string">
            <text:p>REG_AIO165_WCM_02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 CCP-303</text:p>
          </table:table-cell>
          <table:table-cell table:style-name="ce246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251"/>
          <table:table-cell table:style-name="ce253"/>
          <table:table-cell table:number-columns-repeated="1015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 CCP-426</text:p>
          </table:table-cell>
          <table:table-cell table:style-name="ce246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251"/>
          <table:table-cell table:style-name="ce253"/>
          <table:table-cell table:number-columns-repeated="1015"/>
        </table:table-row>
        <table:table-row table:style-name="ro1">
          <table:table-cell table:style-name="ce232" office:value-type="string" table:number-columns-spanned="8" table:number-rows-spanned="1">
            <text:p>Bugs v.1.6.6</text:p>
          </table:table-cell>
          <table:covered-table-cell table:style-name="ce237"/>
          <table:covered-table-cell table:style-name="ce237"/>
          <table:covered-table-cell table:style-name="ce51"/>
          <table:covered-table-cell table:style-name="ce56"/>
          <table:covered-table-cell table:style-name="ce246"/>
          <table:covered-table-cell/>
          <table:covered-table-cell table:style-name="ce251"/>
          <table:table-cell table:style-name="ce253" table:formula="of:=CONCATENATE([.E28];&quot; &quot;;[.H28])" office:value-type="string" office:string-value=" ">
            <text:p><text:s/></text:p>
          </table:table-cell>
          <table:table-cell table:number-columns-repeated="1015"/>
        </table:table-row>
        <table:table-row table:style-name="ro12">
          <table:table-cell table:style-name="ce48" office:value-type="string">
            <text:p>REG_AIO166_WCM_00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246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46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46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46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46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46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46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46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35"/>
          <table:table-cell table:style-name="ce251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46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46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35"/>
          <table:table-cell table:style-name="ce49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46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35"/>
          <table:table-cell table:style-name="ce49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46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46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46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46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46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46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6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35"/>
          <table:table-cell table:style-name="ce48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">
          <table:table-cell table:style-name="ce232" office:value-type="string" table:number-columns-spanned="8" table:number-rows-spanned="1">
            <text:p>Bugs v.1.6.8</text:p>
          </table:table-cell>
          <table:covered-table-cell table:style-name="ce237"/>
          <table:covered-table-cell table:style-name="ce237"/>
          <table:covered-table-cell table:style-name="ce53"/>
          <table:covered-table-cell table:style-name="ce52"/>
          <table:covered-table-cell table:style-name="ce246"/>
          <table:covered-table-cell table:style-name="ce235"/>
          <table:covered-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6" table:formula="of:=SUMPRODUCT((['Bugs_v1.6.8'.B$7:'Bugs_v1.6.8'.B$854]=[.$A48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46" table:formula="of:=SUMPRODUCT((['Bugs_v1.6.8'.B$7:'Bugs_v1.6.8'.B$854]=[.$A49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46" table:formula="of:=SUMPRODUCT((['Bugs_v1.6.8'.B$7:'Bugs_v1.6.8'.B$854]=[.$A50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46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46" table:formula="of:=SUMPRODUCT((['Bugs_v1.6.8'.B$7:'Bugs_v1.6.8'.B$854]=[.$A52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46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46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46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46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46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46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46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46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WCM</text:p>
          </table:table-cell>
          <table:table-cell table:style-name="ce243" office:value-type="string">
            <text:p>Quick edit icons of portlet in column container lost when editing page using IE7 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46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SCV</text:p>
          </table:table-cell>
          <table:table-cell table:style-name="ce243" office:value-type="string">
            <text:p>Link can't be distinguished in fck editor edit mode</text:p>
          </table:table-cell>
          <table:table-cell table:style-name="ce184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46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CCP-302</text:p>
          </table:table-cell>
          <table:table-cell table:style-name="ce246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CLV</text:p>
          </table:table-cell>
          <table:table-cell table:style-name="ce158" office:value-type="string">
            <text:p>Error in research when writing characters * and -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46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237" office:value-type="string">
            <text:p>WCM</text:p>
          </table:table-cell>
          <table:table-cell table:style-name="ce237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 CCP-345</text:p>
          </table:table-cell>
          <table:table-cell table:style-name="ce246" table:formula="of:=SUMPRODUCT((['Bugs_v1.6.8'.B$7:'Bugs_v1.6.8'.B$854]=[.$A65])*(['Bugs_v1.6.8'.A$7:'Bugs_v1.6.8'.A$854]&lt;&gt;&quot;&quot;))" office:value-type="float" office:value="1">
            <text:p>1</text:p>
          </table:table-cell>
          <table:table-cell table:style-name="ce235"/>
          <table:table-cell table:style-name="ce52"/>
          <table:table-cell table:style-name="ce253"/>
          <table:table-cell table:style-name="ce235" table:number-columns-repeated="242"/>
          <table:table-cell table:number-columns-repeated="773"/>
        </table:table-row>
        <table:table-row table:style-name="ro33">
          <table:table-cell table:style-name="ce234" office:value-type="string" table:number-columns-spanned="5" table:number-rows-spanned="1">
            <text:p>Total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7"/>
          <table:table-cell table:style-name="ce234" table:formula="of:=SUM([.F5:.F62])" office:value-type="float" office:value="56">
            <text:p>56</text:p>
          </table:table-cell>
          <table:table-cell table:style-name="ce235"/>
          <table:table-cell table:style-name="ce49"/>
          <table:table-cell table:style-name="ce254"/>
          <table:table-cell table:style-name="ce235" table:number-columns-repeated="242"/>
          <table:table-cell table:number-columns-repeated="773"/>
        </table:table-row>
        <table:table-row table:style-name="ro1" table:number-rows-repeated="65466">
          <table:table-cell table:style-name="ce235" table:number-columns-repeated="8"/>
          <table:table-cell table:style-name="ce254"/>
          <table:table-cell table:style-name="ce235" table:number-columns-repeated="242"/>
          <table:table-cell table:number-columns-repeated="773"/>
        </table:table-row>
        <table:table-row table:style-name="ro1" table:number-rows-repeated="9830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4"/>
        <table:named-range table:name="Cont_31" table:base-cell-address="$Cover.$G$36" table:cell-range-address="$'Bugs_v1.6.5'.$B$15:.$H$6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6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09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22T09:59:44</dc:date>
    <meta:print-date>2008-06-17T00:45:47</meta:print-date>
    <dc:language>en-US</dc:language>
    <meta:editing-cycles>883</meta:editing-cycles>
    <meta:editing-duration>PT358H57M34S</meta:editing-duration>
    <meta:document-statistic meta:table-count="7" meta:cell-count="2591" meta:object-count="1"/>
    <meta:user-defined meta:name="Info 1"/>
    <meta:user-defined meta:name="Info 2"/>
    <meta:user-defined meta:name="Info 3"/>
    <meta:user-defined meta:name="Info 4"/>
  </office:meta>
</office:document-meta>
</file>